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2pt" style:font-size-asian="18pt" style:font-weight-asian="250" style:font-size-complex="18pt"/>
    </style:style>
    <style:style style:name="T1" style:family="text">
      <style:text-properties fo:font-size="12pt" style:font-size-asian="18pt" style:font-weight-asian="250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86cm" svg:y1="1.61cm" svg:x2="3.954cm" svg:y2="2.537cm">
          <text:p/>
        </draw:line>
        <draw:line draw:style-name="gr1" draw:text-style-name="P1" draw:layer="layout" svg:x1="5.66cm" svg:y1="1.611cm" svg:x2="6.931cm" svg:y2="2.484cm">
          <text:p/>
        </draw:line>
        <draw:line draw:style-name="gr1" draw:text-style-name="P1" draw:layer="layout" svg:x1="7.62cm" svg:y1="3.252cm" svg:x2="6.932cm" svg:y2="2.485cm">
          <text:p/>
        </draw:line>
        <draw:line draw:style-name="gr1" draw:text-style-name="P1" draw:layer="layout" svg:x1="6.137cm" svg:y1="3.305cm" svg:x2="6.932cm" svg:y2="2.486cm">
          <text:p/>
        </draw:line>
        <draw:line draw:style-name="gr1" draw:text-style-name="P1" draw:layer="layout" svg:x1="2.656cm" svg:y1="3.066cm" svg:x2="4.113cm" svg:y2="2.351cm">
          <text:p/>
        </draw:line>
        <draw:line draw:style-name="gr1" draw:text-style-name="P1" draw:layer="layout" svg:x1="4.854cm" svg:y1="3.146cm" svg:x2="4.218cm" svg:y2="2.351cm">
          <text:p/>
        </draw:line>
        <draw:line draw:style-name="gr1" draw:text-style-name="P1" draw:layer="layout" svg:x1="4.948cm" svg:y1="3.226cm" svg:x2="4.154cm" svg:y2="4.02cm">
          <text:p/>
        </draw:line>
        <draw:line draw:style-name="gr1" draw:text-style-name="P1" draw:layer="layout" svg:x1="2.656cm" svg:y1="3.066cm" svg:x2="1.756cm" svg:y2="3.861cm">
          <text:p/>
        </draw:line>
        <draw:line draw:style-name="gr1" draw:text-style-name="P1" draw:layer="layout" svg:x1="2.656cm" svg:y1="3.067cm" svg:x2="3.159cm" svg:y2="3.887cm">
          <text:p/>
        </draw:line>
        <draw:custom-shape draw:style-name="gr2" draw:text-style-name="P1" draw:layer="layout" svg:width="0.678cm" svg:height="0.662cm" svg:x="3.747cm" svg:y="2.07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78cm" svg:height="0.662cm" svg:x="2.343cm" svg:y="2.868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78cm" svg:height="0.662cm" svg:x="1.416cm" svg:y="3.715cm">
          <text:p text:style-name="P1"><text:span text:style-name="T1">7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78cm" svg:height="0.662cm" svg:x="2.767cm" svg:y="3.715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78cm" svg:height="0.662cm" svg:x="3.788cm" svg:y="3.715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78cm" svg:height="0.662cm" svg:x="5.797cm" svg:y="2.868cm">
          <text:p text:style-name="P1"><text:span text:style-name="T1">2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78cm" svg:height="0.662cm" svg:x="7.306cm" svg:y="2.868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78cm" svg:height="0.662cm" svg:x="6.485cm" svg:y="2.073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62cm" svg:x="5.268cm" svg:y="1.345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78cm" svg:height="0.662cm" svg:x="4.582cm" svg:y="2.868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9-18T16:07:50</meta:creation-date>
    <dc:date>2020-09-28T14:16:31</dc:date>
    <meta:editing-duration>P2DT6H34M59S</meta:editing-duration>
    <meta:editing-cycles>6</meta:editing-cycles>
    <meta:generator>OpenOffice/4.1.5$Unix OpenOffice.org_project/415m1$Build-9789</meta:generator>
    <dc:creator>James Plank</dc:creator>
    <meta:document-statistic meta:object-count="19"/>
    <meta:user-defined meta:name="Info 1"/>
    <meta:user-defined meta:name="Info 2"/>
    <meta:user-defined meta:name="Info 3"/>
    <meta:user-defined meta:name="Info 4"/>
  </office:meta>
</office:document-meta>
</file>